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mall_lef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113.8252" calcext:value-type="float">
            <text:p>-113.8252</text:p>
          </table:table-cell>
          <table:table-cell office:value-type="float" office:value="-107.0132" calcext:value-type="float">
            <text:p>-107.0132</text:p>
          </table:table-cell>
          <table:table-cell office:value-type="float" office:value="-2.1196" calcext:value-type="float">
            <text:p>-2.1196</text:p>
          </table:table-cell>
        </table:table-row>
        <table:table-row table:style-name="ro1">
          <table:table-cell office:value-type="float" office:value="-113.07" calcext:value-type="float">
            <text:p>-113.07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12.8992" calcext:value-type="float">
            <text:p>-112.8992</text:p>
          </table:table-cell>
          <table:table-cell office:value-type="float" office:value="-106.2994" calcext:value-type="float">
            <text:p>-106.2994</text:p>
          </table:table-cell>
          <table:table-cell office:value-type="float" office:value="-2.0802" calcext:value-type="float">
            <text:p>-2.0802</text:p>
          </table:table-cell>
        </table:table-row>
        <table:table-row table:style-name="ro1">
          <table:table-cell office:value-type="float" office:value="-112.8202" calcext:value-type="float">
            <text:p>-112.8202</text:p>
          </table:table-cell>
          <table:table-cell office:value-type="float" office:value="-106.2196" calcext:value-type="float">
            <text:p>-106.2196</text:p>
          </table:table-cell>
          <table:table-cell office:value-type="float" office:value="-2.0894" calcext:value-type="float">
            <text:p>-2.0894</text:p>
          </table:table-cell>
        </table:table-row>
        <table:table-row table:style-name="ro1">
          <table:table-cell office:value-type="float" office:value="-110.9292" calcext:value-type="float">
            <text:p>-110.9292</text:p>
          </table:table-cell>
          <table:table-cell office:value-type="float" office:value="-104.7832" calcext:value-type="float">
            <text:p>-104.7832</text:p>
          </table:table-cell>
          <table:table-cell office:value-type="float" office:value="-2.0304" calcext:value-type="float">
            <text:p>-2.0304</text:p>
          </table:table-cell>
        </table:table-row>
        <table:table-row table:style-name="ro1">
          <table:table-cell office:value-type="float" office:value="-111.6196" calcext:value-type="float">
            <text:p>-111.6196</text:p>
          </table:table-cell>
          <table:table-cell office:value-type="float" office:value="-105.3354" calcext:value-type="float">
            <text:p>-105.3354</text:p>
          </table:table-cell>
          <table:table-cell office:value-type="float" office:value="-2.2356" calcext:value-type="float">
            <text:p>-2.2356</text:p>
          </table:table-cell>
        </table:table-row>
        <table:table-row table:style-name="ro1">
          <table:table-cell office:value-type="float" office:value="-113.07" calcext:value-type="float">
            <text:p>-113.07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12.6628" calcext:value-type="float">
            <text:p>-112.6628</text:p>
          </table:table-cell>
          <table:table-cell office:value-type="float" office:value="-106.2984" calcext:value-type="float">
            <text:p>-106.2984</text:p>
          </table:table-cell>
          <table:table-cell office:value-type="float" office:value="-2.2144" calcext:value-type="float">
            <text:p>-2.2144</text:p>
          </table:table-cell>
        </table:table-row>
        <table:table-row table:style-name="ro1">
          <table:table-cell office:value-type="float" office:value="-113.106" calcext:value-type="float">
            <text:p>-113.106</text:p>
          </table:table-cell>
          <table:table-cell office:value-type="float" office:value="-106.424" calcext:value-type="float">
            <text:p>-106.424</text:p>
          </table:table-cell>
          <table:table-cell office:value-type="float" office:value="-2.1136" calcext:value-type="float">
            <text:p>-2.1136</text:p>
          </table:table-cell>
        </table:table-row>
        <table:table-row table:style-name="ro1">
          <table:table-cell office:value-type="float" office:value="-113.07" calcext:value-type="float">
            <text:p>-113.07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12.3898" calcext:value-type="float">
            <text:p>-112.3898</text:p>
          </table:table-cell>
          <table:table-cell office:value-type="float" office:value="-106.0302" calcext:value-type="float">
            <text:p>-106.0302</text:p>
          </table:table-cell>
          <table:table-cell office:value-type="float" office:value="-2.0464" calcext:value-type="float">
            <text:p>-2.0464</text:p>
          </table:table-cell>
        </table:table-row>
        <table:table-row table:style-name="ro1">
          <table:table-cell office:value-type="float" office:value="-113.07" calcext:value-type="float">
            <text:p>-113.07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11.56" calcext:value-type="float">
            <text:p>-111.56</text:p>
          </table:table-cell>
          <table:table-cell office:value-type="float" office:value="-105.35" calcext:value-type="float">
            <text:p>-105.35</text:p>
          </table:table-cell>
          <table:table-cell office:value-type="float" office:value="-2.11" calcext:value-type="float">
            <text:p>-2.11</text:p>
          </table:table-cell>
        </table:table-row>
        <table:table-row table:style-name="ro1">
          <table:table-cell office:value-type="float" office:value="-113.07" calcext:value-type="float">
            <text:p>-113.07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11.962" calcext:value-type="float">
            <text:p>-111.962</text:p>
          </table:table-cell>
          <table:table-cell office:value-type="float" office:value="-105.488" calcext:value-type="float">
            <text:p>-105.488</text:p>
          </table:table-cell>
          <table:table-cell office:value-type="float" office:value="-2.1032" calcext:value-type="float">
            <text:p>-2.1032</text:p>
          </table:table-cell>
        </table:table-row>
        <table:table-row table:style-name="ro1">
          <table:table-cell office:value-type="float" office:value="-113.07" calcext:value-type="float">
            <text:p>-113.07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-110.7664" calcext:value-type="float">
            <text:p>-110.7664</text:p>
          </table:table-cell>
          <table:table-cell office:value-type="float" office:value="-104.4828" calcext:value-type="float">
            <text:p>-104.4828</text:p>
          </table:table-cell>
          <table:table-cell office:value-type="float" office:value="-2.0844" calcext:value-type="float">
            <text:p>-2.0844</text:p>
          </table:table-cell>
        </table:table-row>
        <table:table-row table:style-name="ro1">
          <table:table-cell office:value-type="float" office:value="-113.6864" calcext:value-type="float">
            <text:p>-113.6864</text:p>
          </table:table-cell>
          <table:table-cell office:value-type="float" office:value="-106.8984" calcext:value-type="float">
            <text:p>-106.8984</text:p>
          </table:table-cell>
          <table:table-cell office:value-type="float" office:value="-2.1188" calcext:value-type="float">
            <text:p>-2.1188</text:p>
          </table:table-cell>
        </table:table-row>
        <table:table-row table:style-name="ro1">
          <table:table-cell office:value-type="float" office:value="-112.69" calcext:value-type="float">
            <text:p>-112.69</text:p>
          </table:table-cell>
          <table:table-cell office:value-type="float" office:value="-106.5" calcext:value-type="float">
            <text:p>-106.5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-111.6" calcext:value-type="float">
            <text:p>-111.6</text:p>
          </table:table-cell>
          <table:table-cell office:value-type="float" office:value="-105.32" calcext:value-type="float">
            <text:p>-105.32</text:p>
          </table:table-cell>
          <table:table-cell office:value-type="float" office:value="-2.23" calcext:value-type="float">
            <text:p>-2.23</text:p>
          </table:table-cell>
        </table:table-row>
        <calcext:conditional-formats>
          <calcext:conditional-format calcext:target-range-address="small_left.A2:small_lef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mall_left.B2:small_lef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mall_left.C2:small_lef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09:29:55.046018696</dc:date>
    <meta:editing-duration>PT10H8M27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